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Text_20_body_20__28_user_29_" style:list-style-name="WWNum1">
      <style:paragraph-properties fo:line-height="115%"/>
    </style:style>
    <style:style style:name="P2" style:family="paragraph" style:parent-style-name="Standard_20__28_user_29_">
      <style:text-properties style:font-name="Calibri" fo:font-weight="bold" style:font-weight-asian="bold" style:font-name-complex="Calibri1" style:font-weight-complex="bold"/>
    </style:style>
    <style:style style:name="P3" style:family="paragraph" style:parent-style-name="Standard_20__28_user_29_">
      <style:paragraph-properties fo:line-height="115%"/>
      <style:text-properties style:font-name="Calibri" fo:font-weight="bold" style:font-weight-asian="bold" style:font-name-complex="Calibri1" style:font-weight-complex="bold"/>
    </style:style>
    <style:style style:name="P4" style:family="paragraph" style:parent-style-name="Standard_20__28_user_29_">
      <style:paragraph-properties fo:line-height="115%" fo:text-align="justify" style:justify-single-word="false"/>
      <style:text-properties style:font-name="Calibri" fo:font-weight="bold" style:font-weight-asian="bold" style:font-name-complex="Calibri1" style:font-weight-complex="bold"/>
    </style:style>
    <style:style style:name="P5" style:family="paragraph" style:parent-style-name="Standard_20__28_user_29_">
      <style:paragraph-properties fo:line-height="115%"/>
      <style:text-properties style:font-name="Calibri" style:font-name-complex="Calibri1" style:font-weight-complex="bold"/>
    </style:style>
    <style:style style:name="P6" style:family="paragraph" style:parent-style-name="Standard_20__28_user_29_">
      <style:paragraph-properties fo:line-height="115%"/>
      <style:text-properties style:font-name="Calibri" style:font-name-complex="Calibri1"/>
    </style:style>
    <style:style style:name="P7" style:family="paragraph" style:parent-style-name="Standard_20__28_user_29_">
      <style:paragraph-properties fo:line-height="115%" fo:text-align="justify" style:justify-single-word="false"/>
      <style:text-properties style:font-name="Calibri" style:font-name-complex="Calibri1"/>
    </style:style>
    <style:style style:name="P8" style:family="paragraph" style:parent-style-name="Standard_20__28_user_29_">
      <style:paragraph-properties fo:line-height="115%" fo:text-align="justify" style:justify-single-word="false"/>
      <style:text-properties style:font-name="Calibri" fo:font-style="italic" style:font-style-asian="italic" style:font-name-complex="Calibri1"/>
    </style:style>
    <style:style style:name="P9" style:family="paragraph" style:parent-style-name="Standard_20__28_user_29_">
      <style:paragraph-properties fo:line-height="115%"/>
    </style:style>
    <style:style style:name="P10" style:family="paragraph" style:parent-style-name="Standard_20__28_user_29_">
      <style:paragraph-properties fo:line-height="115%" fo:text-align="justify" style:justify-single-word="false"/>
    </style:style>
    <style:style style:name="P11" style:family="paragraph" style:parent-style-name="Standard_20__28_user_29_">
      <style:paragraph-properties fo:line-height="115%"/>
      <style:text-properties fo:color="#0070c0" style:font-name="Calibri" style:font-name-complex="Calibri1"/>
    </style:style>
    <style:style style:name="P12" style:family="paragraph" style:parent-style-name="Standard_20__28_user_29_">
      <style:paragraph-properties fo:line-height="115%" fo:text-align="justify" style:justify-single-word="false"/>
      <style:text-properties fo:color="#0070c0" style:font-name="Calibri" fo:font-weight="bold" style:font-weight-asian="bold" style:font-name-complex="Calibri1"/>
    </style:style>
    <style:style style:name="P13" style:family="paragraph" style:parent-style-name="Standard_20__28_user_29_">
      <style:paragraph-properties fo:line-height="115%" fo:text-align="justify" style:justify-single-word="false"/>
      <style:text-properties fo:color="#0070c0" style:font-name="Calibri" fo:language="es" fo:country="ES" fo:font-weight="bold" style:font-weight-asian="bold" style:font-name-complex="Calibri1"/>
    </style:style>
    <style:style style:name="P14" style:family="paragraph" style:parent-style-name="Standard_20__28_user_29_" style:master-page-name="Standard">
      <style:paragraph-properties fo:text-align="center" style:justify-single-word="false" style:page-number="auto"/>
    </style:style>
    <style:style style:name="T1" style:family="text">
      <style:text-properties style:font-name="Calibri" fo:font-size="14pt" fo:font-weight="bold" style:font-size-asian="14pt" style:font-weight-asian="bold" style:font-name-complex="Calibri1" style:font-weight-complex="bold"/>
    </style:style>
    <style:style style:name="T2" style:family="text">
      <style:text-properties style:font-name="Calibri" style:font-name-complex="Calibri1" style:font-weight-complex="bold"/>
    </style:style>
    <style:style style:name="T3" style:family="text">
      <style:text-properties style:font-name="Calibri" style:font-name-complex="Calibri1"/>
    </style:style>
    <style:style style:name="T4" style:family="text">
      <style:text-properties style:font-name="Calibri" fo:font-style="italic" style:font-style-asian="italic" style:font-name-complex="Calibri1"/>
    </style:style>
    <style:style style:name="T5" style:family="text">
      <style:text-properties fo:color="#0070c0" style:font-name="Calibri" fo:font-weight="bold" style:font-weight-asian="bold" style:font-name-complex="Calibri1" style:font-weight-complex="bold"/>
    </style:style>
    <style:style style:name="T6" style:family="text">
      <style:text-properties fo:color="#0070c0" style:font-name="Calibri" fo:font-weight="bold" style:font-weight-asian="bold" style:font-name-complex="Calibri1"/>
    </style:style>
    <style:style style:name="T7" style:family="text">
      <style:text-properties fo:color="#ff0000" style:font-name="Calibri" fo:language="es" fo:country="ES"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GitHub Diary – Project in Molecular Life Science</text:span></text:p>
      <text:p text:style-name="P2"/>
      <text:p text:style-name="P9"><text:span text:style-name="T5">15 February (Start-Introduction)</text:span></text:p>
      <text:p text:style-name="P3"/>
      <text:p text:style-name="P9"><text:span text:style-name="T2">Introduction to the project. Read all the documentation regarding Bash, Git and “How to organize your project” to become familiar with the tools to use and the structure of the project.</text:span></text:p>
      <text:p text:style-name="P5"/>
      <text:p text:style-name="P10"><text:span text:style-name="T3">I wrote a bash script that creates all the different folders that are needed to store the information I will be collecting during the development of the project. For a first try, I created a big directory (</text:span><text:span text:style-name="T4">MTLSProject</text:span><text:span text:style-name="T3">) inside which I created five other repositories (</text:span><text:span text:style-name="T4">Projects, Datasets, Results, Scripts, Bin</text:span><text:span text:style-name="T3">). These can be modified later on, when a clearer structure of the project is perceived and more files need to be stored inside the different repositories.</text:span></text:p>
      <text:p text:style-name="P10"><text:span text:style-name="T3">Then, this was uploaded on GitHub inside a repository that was previously created. The link of this repository was sent to the TAs so they can check everything has been done correctly.</text:span></text:p>
      <text:p text:style-name="P7"/>
      <text:p text:style-name="P10"><text:span text:style-name="T3">Bash script:</text:span></text:p>
      <text:p text:style-name="P7"/>
      <text:p text:style-name="P10"><text:span text:style-name="T4">mkdir MTLSProject</text:span></text:p>
      <text:p text:style-name="P10"><text:span text:style-name="T4">cd MTLSProject</text:span></text:p>
      <text:p text:style-name="P8"/>
      <text:p text:style-name="P10"><text:span text:style-name="T4">mkdir Projects</text:span></text:p>
      <text:p text:style-name="P10"><text:span text:style-name="T4">touch Projects/readme.txt</text:span></text:p>
      <text:p text:style-name="P10"><text:span text:style-name="T4">touch Projects/commands.txt</text:span></text:p>
      <text:p text:style-name="P8"/>
      <text:p text:style-name="P10"><text:span text:style-name="T4">mkdir Datasets</text:span></text:p>
      <text:p text:style-name="P10"><text:span text:style-name="T4">#touch Datasets/namefile <text:s text:c="3"/>#touch creates a file inside a directory</text:span></text:p>
      <text:p text:style-name="P8"/>
      <text:p text:style-name="P10"><text:span text:style-name="T4">mkdir Results</text:span></text:p>
      <text:p text:style-name="P10"><text:span text:style-name="T4">mkdir Scripts</text:span></text:p>
      <text:p text:style-name="P10"><text:span text:style-name="T4">mkdir bin</text:span></text:p>
      <text:p text:style-name="P3"/>
      <text:p text:style-name="P9"><text:span text:style-name="T5">16 February (Lab group meeting)</text:span></text:p>
      <text:p text:style-name="P6"/>
      <text:p text:style-name="P10"><text:span text:style-name="T3">I attended the lab group meeting at SciLife and listened to the presentations of the group members, who explained what they were exactly working on, as well as the most interesting and relevant scientific findings of their last week. </text:span></text:p>
      <text:p text:style-name="P7"/>
      <text:p text:style-name="P10"><text:span text:style-name="T6">19 February (Project help + software carpentry submission)</text:span></text:p>
      <text:p text:style-name="P11"/>
      <text:p text:style-name="P9"><text:soft-page-break/><text:span text:style-name="T3">Deadline for software carpentry tasks. The link to GitHub was already sent to TAs last week. </text:span></text:p>
      <text:p text:style-name="P11"/>
      <text:p text:style-name="P9"><text:span text:style-name="T5">20 February (Project introduction)</text:span></text:p>
      <text:p text:style-name="P3"/>
      <text:p text:style-name="P9"><text:span text:style-name="T2">Start of project. </text:span><text:span text:style-name="T3">Mandatory parts to pass the project:</text:span></text:p>
      <text:p text:style-name="P5"/>
      <text:list xml:id="list3130254984341206911" text:style-name="WWNum1">
        <text:list-item>
          <text:p text:style-name="P1"><text:span text:style-name="T4">Extract the feature from your dataset</text:span></text:p>
        </text:list-item>
        <text:list-item>
          <text:p text:style-name="P1"><text:span text:style-name="T4">Create cross-validated sets</text:span></text:p>
        </text:list-item>
        <text:list-item>
          <text:p text:style-name="P1"><text:span text:style-name="T4">Train a SVM using single sequence information, using sklearn</text:span></text:p>
        </text:list-item>
        <text:list-item>
          <text:p text:style-name="P1"><text:span text:style-name="T4">Check different window sizes for the inputs</text:span></text:p>
        </text:list-item>
        <text:list-item>
          <text:p text:style-name="P1"><text:span text:style-name="T4">Analyze the results and compare it to previous work</text:span></text:p>
        </text:list-item>
        <text:list-item>
          <text:p text:style-name="P1"><text:span text:style-name="T4">Review the state of art for your predictor</text:span></text:p>
        </text:list-item>
        <text:list-item>
          <text:p text:style-name="P1"><text:span text:style-name="T4">Write a report</text:span></text:p>
        </text:list-item>
      </text:list>
      <text:p text:style-name="P4"/>
      <text:p text:style-name="P10"><text:span text:style-name="T3">The first step is to look at my dataset and understand what is consists of. It has 42 proteins, each of them with a given ID, its amino acid sequence and the corresponding topology. First of all, I have to read my dataset line by line and create a dictionary to store all the information it contains. The keys will be the IDs and the values will be one list. This list contains two elements: the amino acid sequence and the topology.</text:span></text:p>
      <text:p text:style-name="P4"/>
      <text:p text:style-name="P10"><text:span text:style-name="T5">21 February (Project help)</text:span></text:p>
      <text:p text:style-name="P4"/>
      <text:p text:style-name="P10"><text:span text:style-name="T3">Since the inputs from SVM must be numbers, it is necessary to convert the protein sequences and topology to a different format. This will then give us the output from which we obtain the predicted topology of the input sequence. In order to do this, the amino acid sequences are encoded into pure binary: every letter is represented by a vector of 20 elements, in which 19 of them are 0 and the other one is a 1. Depending on the position of the 1 in the vector, it will represent one of the 20 amino acids. For example:</text:span></text:p>
      <text:p text:style-name="P7"/>
      <text:p text:style-name="P10"><text:span text:style-name="T3">["A"]=[1,0,0,0,0,0,0,0,0,0,0,0,0,0,0,0,0,0,0,0], ["C"]=[0,1,0,0,0,0,0,0,0,0,0,0,0,0,0,0,0,0,0,0] and so on.</text:span></text:p>
      <text:p text:style-name="P7"/>
      <text:p text:style-name="P10"><text:span text:style-name="T3">The topologies also need to be encoded as numbers. In my dataset there are 3 possible topologies: i, M and o. In the new format: i = 0; M = 1; o = 2.</text:span></text:p>
      <text:p text:style-name="P10"><text:soft-page-break/><text:span text:style-name="T3">Once both the amino acid sequences and the topologies are transformed into numbers, they are stored in the original dictionary, so that now it has the keys with the sequence ID, and the values with a list containing the amino acid sequences and the topologies in binary format.</text:span></text:p>
      <text:p text:style-name="P7"/>
      <text:p text:style-name="P10"><text:span text:style-name="T6">23 February (Project plan + 5 most relevant papers + Journal club + Lab group meeting)</text:span></text:p>
      <text:p text:style-name="P12"/>
      <text:p text:style-name="P10"><text:span text:style-name="T3">I submitted a list of the 5 most relevant papers regarding β-barrel prediction that I found online. One of them will be selected for my individual presentation at the end of the course. Also, I also sent in one-page project plan describing how the realization of the project will look like and what steps will be followed to achieve the topology prediction of an input amino acid sequence.</text:span></text:p>
      <text:p text:style-name="P7"/>
      <text:p text:style-name="P10"><text:span text:style-name="T3">I attended Journal Club at SciLife for a discussion about deep learning and the consequent explanation of the paper “</text:span><text:span text:style-name="T4">Visualizing and Understanding Convolutional Networks</text:span><text:span text:style-name="T3">” I had read beforehand. Then we had a lab group meeting where</text:span><text:bookmark text:name="_GoBack"/><text:span text:style-name="T3"> we listened to the new findings of the group members.</text:span></text:p>
      <text:p text:style-name="P12"/>
      <text:p text:style-name="P10"><text:span text:style-name="T6">26 February (Project help)</text:span></text:p>
      <text:p text:style-name="P7"/>
      <text:p text:style-name="P10"><text:span text:style-name="T3">The next step in the project is to build the sliding windows. This is done to take into consideration the amino acids that surround a central one, and consider the topology of such amino acid accounting for the influence of the surrounding ones. For the sliding windows of the first and last amino acids we have to add flanking vectors to the left and the right of the binary amino acid sequence, respectively; this flanking vector contains 20 zeros and the number of times it should be added depends on the size of the sliding window. </text:span></text:p>
      <text:p text:style-name="P12"/>
      <text:p text:style-name="P10"><text:span text:style-name="T6">28 February (Project help)</text:span></text:p>
      <text:p text:style-name="P12"/>
      <text:p text:style-name="P10"><text:span text:style-name="T3">In order to train the SVM, we need to input the sliding windows of the amino acid sequences and the corresponding topologies for each sliding window, which will be determined by the central amino acid of each window. </text:span></text:p>
      <text:p text:style-name="P13"/>
      <text:p text:style-name="P10"><text:span text:style-name="T6">1 March (Paper presentation with colleagues)</text:span></text:p>
      <text:p text:style-name="P12"/>
      <text:p text:style-name="P10"><text:span text:style-name="T3">We organized groups of 5 students and went over the each of the presentations. Then I wrote a short evaluation of each of the presentations and submitted it.</text:span></text:p>
      <text:p text:style-name="P12"/>
      <text:p text:style-name="P10"><text:span text:style-name="T6">2 March (Journal Club + Lab group meeting)</text:span></text:p>
      <text:p text:style-name="P12"/>
      <text:p text:style-name="P10"><text:soft-page-break/><text:span text:style-name="T3">I attended Journal Club at SciLife for a background presentation about deep transfer and how to make use of datasets when there is not enough data available. Then we listened to a presentation about face recognition using deep learning based on whales. Then we had a lab group meeting where we listened to the new findings of the group members.</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ando Pérez Gómez</meta:initial-creator>
    <meta:editing-cycles>5</meta:editing-cycles>
    <meta:creation-date>2018-02-28T21:35:00</meta:creation-date>
    <dc:date>2018-03-01T11:17:07.096490591</dc:date>
    <meta:editing-duration>PT1H14M47S</meta:editing-duration>
    <meta:generator>LibreOffice/5.1.6.2$Linux_X86_64 LibreOffice_project/10m0$Build-2</meta:generator>
    <meta:document-statistic meta:table-count="0" meta:image-count="0" meta:object-count="0" meta:page-count="4" meta:paragraph-count="46" meta:word-count="957" meta:character-count="5587" meta:non-whitespace-character-count="46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